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Heading_20_1">
      <style:text-properties officeooo:paragraph-rsid="001e1dc4"/>
    </style:style>
    <style:style style:name="P3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0ee887"/>
    </style:style>
    <style:style style:name="P4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0ff929"/>
    </style:style>
    <style:style style:name="P5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0ff929"/>
    </style:style>
    <style:style style:name="P6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16a8d4"/>
    </style:style>
    <style:style style:name="P7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180c48"/>
    </style:style>
    <style:style style:name="P8" style:family="paragraph" style:parent-style-name="Standard" style:list-style-name="L2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180c48"/>
    </style:style>
    <style:style style:name="P9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19366e"/>
    </style:style>
    <style:style style:name="P10" style:family="paragraph" style:parent-style-name="Standard" style:list-style-name="L2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19366e"/>
    </style:style>
    <style:style style:name="P11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caab0"/>
    </style:style>
    <style:style style:name="P1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d13cc"/>
    </style:style>
    <style:style style:name="P13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1e1dc4"/>
    </style:style>
    <style:style style:name="P14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15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e1dc4"/>
    </style:style>
    <style:style style:name="P16" style:family="paragraph" style:parent-style-name="Standard" style:list-style-name="L2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9366e"/>
    </style:style>
    <style:style style:name="P17" style:family="paragraph" style:parent-style-name="Standard" style:list-style-name="L1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8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0d13cc"/>
    </style:style>
    <style:style style:name="P19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officeooo:paragraph-rsid="000ff929"/>
    </style:style>
    <style:style style:name="T1" style:family="text">
      <style:text-properties officeooo:rsid="000d13cc"/>
    </style:style>
    <style:style style:name="T2" style:family="text">
      <style:text-properties officeooo:rsid="000ff929"/>
    </style:style>
    <style:style style:name="T3" style:family="text">
      <style:text-properties officeooo:rsid="0019366e"/>
    </style:style>
    <style:style style:name="T4" style:family="text">
      <style:text-properties officeooo:rsid="0019d443"/>
    </style:style>
    <style:style style:name="T5" style:family="text">
      <style:text-properties style:font-name="Times" fo:font-size="12pt"/>
    </style:style>
    <style:style style:name="T6" style:family="text">
      <style:text-properties style:font-name="Times" fo:font-size="12pt" officeooo:rsid="000ff929"/>
    </style:style>
    <text:list-style style:name="L1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Recipe Ideas</text:p>
      <text:h text:style-name="Heading_20_1" text:outline-level="1">Uncle Peter's Sweet Potato Pudding </text:h>
      <text:list xml:id="list2577002230" text:style-name="L1">
        <text:list-item>
          <text:list>
            <text:list-item>
              <text:p text:style-name="P3">Ingredients</text:p>
              <text:list>
                <text:list-item>
                  <text:p text:style-name="P3">Sweet Potatoes or Yams- 2 Large</text:p>
                </text:list-item>
                <text:list-item>
                  <text:p text:style-name="P3">Creamed Corn- 1 can</text:p>
                </text:list-item>
                <text:list-item>
                  <text:p text:style-name="P3">Corn- 1 Can or 2 cups of fresh/frozen</text:p>
                </text:list-item>
                <text:list-item>
                  <text:p text:style-name="P3">Cream- 1/4- 1/2 cup- Can substitute full-fat coconut milk</text:p>
                </text:list-item>
                <text:list-item>
                  <text:p text:style-name="P3">Nutmeg- A pinch</text:p>
                </text:list-item>
                <text:list-item>
                  <text:p text:style-name="P3">Cayenne- A pinch</text:p>
                </text:list-item>
                <text:list-item>
                  <text:p text:style-name="P3">Salt – To taste</text:p>
                </text:list-item>
                <text:list-item>
                  <text:p text:style-name="P3">White Pepper- A pinch</text:p>
                </text:list-item>
                <text:list-item>
                  <text:p text:style-name="P3">Brown Sugar- 1 Tbsp</text:p>
                </text:list-item>
                <text:list-item>
                  <text:p text:style-name="P3">Bread crumbs - 1/2 cup</text:p>
                </text:list-item>
                <text:list-item>
                  <text:p text:style-name="P3">Butter- 2 Tbsp</text:p>
                </text:list-item>
              </text:list>
            </text:list-item>
            <text:list-item>
              <text:p text:style-name="P3">Instructions</text:p>
              <text:list>
                <text:list-item>
                  <text:p text:style-name="P3">Bake unpeeled Sweet potatoes at 375 for 1 hour</text:p>
                </text:list-item>
                <text:list-item>
                  <text:p text:style-name="P3">Remove from oven and peel skins</text:p>
                </text:list-item>
                <text:list-item>
                  <text:p text:style-name="P3">Chop sweet potatoes into 1 1-2 inch cubes and place in casserole dish</text:p>
                </text:list-item>
                <text:list-item>
                  <text:p text:style-name="P3">Drain canned corn, and add corn and creamed corn to dish</text:p>
                </text:list-item>
                <text:list-item>
                  <text:p text:style-name="P3">Add all remaining ingredients except breadcrumbs and butter.</text:p>
                </text:list-item>
                <text:list-item>
                  <text:p text:style-name="P3">Cover top with breadcrumbs and dot with butter.</text:p>
                </text:list-item>
                <text:list-item>
                  <text:p text:style-name="P3">Bake uncovered at 350 for 30 minutes</text:p>
                </text:list-item>
              </text:list>
            </text:list-item>
          </text:list>
        </text:list-item>
      </text:list>
      <text:h text:style-name="Heading_20_1" text:outline-level="1">Baked Chicken </text:h>
      <text:list xml:id="list231059939169629" text:continue-numbering="true" text:style-name="L1">
        <text:list-item>
          <text:list>
            <text:list-item>
              <text:p text:style-name="P3">Ingredients</text:p>
              <text:list>
                <text:list-item>
                  <text:p text:style-name="P3">Whole chicken</text:p>
                </text:list-item>
                <text:list-item>
                  <text:p text:style-name="P3">Kosher salt- ¼ cup</text:p>
                </text:list-item>
                <text:list-item>
                  <text:p text:style-name="P3">Pepper-</text:p>
                </text:list-item>
                <text:list-item>
                  <text:p text:style-name="P3">Lemons- 2</text:p>
                </text:list-item>
                <text:list-item>
                  <text:p text:style-name="P5">Garlic- 6-8 cloves peeled</text:p>
                </text:list-item>
                <text:list-item>
                  <text:p text:style-name="P3">Rosemary- several sprigs or Thyme- on<text:span text:style-name="T2">e</text:span> sprig. </text:p>
                </text:list-item>
                <text:list-item>
                  <text:p text:style-name="P4">Butter 6 <text:span text:style-name="T2">T</text:span>bsp.</text:p>
                </text:list-item>
              </text:list>
            </text:list-item>
            <text:list-item>
              <text:p text:style-name="P3">Instructions</text:p>
              <text:list>
                <text:list-item>
                  <text:p text:style-name="P3">8 – 24 hours before baking <text:span text:style-name="T2">dry brine by </text:span>rub<text:span text:style-name="T2">bing</text:span> chicken with salt and pepper <text:span text:style-name="T2">under the </text:span>skin of the breast <text:span text:style-name="T2">and let sit covered in the fridge.</text:span></text:p>
                </text:list-item>
                <text:list-item>
                  <text:p text:style-name="P3"><text:span text:style-name="T2">Q</text:span>uarter lemons,<text:span text:style-name="T2"> peel garlic, and stuff in cavity of chicken along with the herb you are using.</text:span></text:p>
                </text:list-item>
                <text:list-item>
                  <text:p text:style-name="P5">Add seasoning under skin: Cut butter into cubes, smear some of the butter under the skin along with reserved herbs and slivered garlic cloves</text:p>
                </text:list-item>
                <text:list-item>
                  <text:p text:style-name="P5">Rub outside of the chicken with remaining butter and herbs.</text:p>
                </text:list-item>
                <text:list-item>
                  <text:p text:style-name="P19"><text:span text:style-name="T6">Roast at 350 with aluminum foil tent for the first 30 minutes. Remove tent and cook for another 30-60 minutes, checking temperature with a meat thermometer.</text:span></text:p>
                </text:list-item>
              </text:list>
            </text:list-item>
          </text:list>
        </text:list-item>
      </text:list>
      <text:h text:style-name="Heading_20_1" text:outline-level="1"><text:soft-page-break/>Creamed Mushrooms </text:h>
      <text:list xml:id="list231060082802857" text:continue-numbering="true" text:style-name="L1">
        <text:list-item>
          <text:p text:style-name="P6">Ingredients</text:p>
          <text:list>
            <text:list-item>
              <text:p text:style-name="P6">Minced Onion- 2 Tbsp.</text:p>
            </text:list-item>
            <text:list-item>
              <text:p text:style-name="P6">Butter- 2 Tbsp.</text:p>
            </text:list-item>
            <text:list-item>
              <text:p text:style-name="P7">Brandy- 1 Tbsp.</text:p>
            </text:list-item>
            <text:list-item>
              <text:p text:style-name="P7">Sherry- 1 Tbsp.</text:p>
            </text:list-item>
            <text:list-item>
              <text:p text:style-name="P6">Mushrooms- 1 to 2 pounds any fresh mushroom</text:p>
            </text:list-item>
            <text:list-item>
              <text:p text:style-name="P6">Cream- <text:span text:style-name="T4">1</text:span></text:p>
            </text:list-item>
            <text:list-item>
              <text:p text:style-name="P9">Flour- 1 Tbsp.</text:p>
            </text:list-item>
          </text:list>
        </text:list-item>
        <text:list-item>
          <text:p text:style-name="P6">Instructions</text:p>
        </text:list-item>
      </text:list>
      <text:list xml:id="list3601593355" text:style-name="L2">
        <text:list-item>
          <text:list>
            <text:list-item>
              <text:p text:style-name="P8"><text:span text:style-name="T3">M</text:span>elt butter in skillet, add onion, sa<text:span text:style-name="T3">u</text:span>te <text:span text:style-name="T3">u</text:span>ntil soft</text:p>
            </text:list-item>
            <text:list-item>
              <text:p text:style-name="P8"><text:span text:style-name="T3">A</text:span>dd quartered mushrooms <text:span text:style-name="T3">to the pan and </text:span>saute over high heat until moisture evaporates</text:p>
            </text:list-item>
            <text:list-item>
              <text:p text:style-name="P10">Sprinkle top with 1 <text:span text:style-name="T4">T</text:span>bsp. flour</text:p>
            </text:list-item>
            <text:list-item>
              <text:p text:style-name="P10">Add salt, pepper, and cream</text:p>
            </text:list-item>
            <text:list-item>
              <text:p text:style-name="P10"><text:span text:style-name="T4">S</text:span>immer briefly <text:span text:style-name="T4">and then a</text:span>dd brandy and sherry</text:p>
            </text:list-item>
            <text:list-item>
              <text:p text:style-name="P16"><text:span text:style-name="T3">Correct seasoning as needed </text:span><text:span text:style-name="T4">and serve</text:span></text:p>
            </text:list-item>
          </text:list>
        </text:list-item>
      </text:list>
      <text:h text:style-name="Heading_20_1" text:outline-level="1">Pork Chops, Apples, &amp; Onions </text:h>
      <text:list xml:id="list231059777614168" text:continue-list="list231060082802857" text:style-name="L1">
        <text:list-item>
          <text:list>
            <text:list-item>
              <text:p text:style-name="P11">Ingredients</text:p>
              <text:list>
                <text:list-item>
                  <text:p text:style-name="P11">Pork chops- 2</text:p>
                </text:list-item>
                <text:list-item>
                  <text:p text:style-name="P11">Apples cut into wedges- 2</text:p>
                </text:list-item>
                <text:list-item>
                  <text:p text:style-name="P11">Onions- 1</text:p>
                </text:list-item>
                <text:list-item>
                  <text:p text:style-name="P11"><text:span text:style-name="T1">Apple </text:span>Cider- <text:span text:style-name="T1">½ -1 Cup</text:span></text:p>
                </text:list-item>
                <text:list-item>
                  <text:p text:style-name="P11">Salt and Pepper <text:span text:style-name="T1">to taste</text:span></text:p>
                </text:list-item>
                <text:list-item>
                  <text:p text:style-name="P18">Raisins (optional)</text:p>
                </text:list-item>
              </text:list>
            </text:list-item>
            <text:list-item>
              <text:p text:style-name="P11">Instructions</text:p>
              <text:list>
                <text:list-item>
                  <text:p text:style-name="P11">Season pork chops with salt and pepper.</text:p>
                </text:list-item>
                <text:list-item>
                  <text:p text:style-name="P11">Warm olive oil pan.</text:p>
                </text:list-item>
                <text:list-item>
                  <text:p text:style-name="P11">Brown pork chops on each side.</text:p>
                </text:list-item>
                <text:list-item>
                  <text:p text:style-name="P12">Add apples and onions, <text:span text:style-name="T1">and raisins if using.</text:span></text:p>
                </text:list-item>
                <text:list-item>
                  <text:p text:style-name="P12"><text:span text:style-name="T1">Add</text:span> apple cider and cover <text:span text:style-name="T1">pan.</text:span></text:p>
                </text:list-item>
                <text:list-item>
                  <text:p text:style-name="P11"><text:span text:style-name="T1">Cook until pork chops are to temp and</text:span> <text:span text:style-name="T1">a</text:span>pples are tender</text:p>
                </text:list-item>
              </text:list>
            </text:list-item>
          </text:list>
        </text:list-item>
      </text:list>
      <text:h text:style-name="Heading_20_1" text:outline-level="1">Dad's Spaghetti </text:h>
      <text:list xml:id="list231059246593065" text:continue-numbering="true" text:style-name="L1">
        <text:list-item>
          <text:list>
            <text:list-item>
              <text:p text:style-name="P17">Plain Spaghetti </text:p>
            </text:list-item>
            <text:list-item>
              <text:p text:style-name="P17">Frozen Spinach </text:p>
            </text:list-item>
            <text:list-item>
              <text:p text:style-name="P17">Cottage Cheese </text:p>
            </text:list-item>
          </text:list>
        </text:list-item>
      </text:list>
      <text:h text:style-name="P2" text:outline-level="1">Singapore Salad </text:h>
      <text:list xml:id="list231059866571716" text:continue-numbering="true" text:style-name="L1">
        <text:list-item>
          <text:list>
            <text:list-item>
              <text:p text:style-name="P13">Parboiled potatoes beans, and cabbage. Boiled eggs and peanut sauce</text:p>
            </text:list-item>
          </text:list>
        </text:list-item>
        <text:list-item>
          <text:p text:style-name="P15">Manicotti </text:p>
        </text:list-item>
        <text:list-item>
          <text:p text:style-name="P15">Red Beans &amp; Rice </text:p>
        </text:list-item>
        <text:list-item>
          <text:p text:style-name="P15"><text:span text:style-name="T5">Breaded Cod </text:span></text:p>
        </text:list-item>
      </text:list>
      <text:h text:style-name="Heading_20_1" text:outline-level="1"><text:soft-page-break/>Champagne Chicken </text:h>
      <text:h text:style-name="Heading_20_1" text:outline-level="1">Pizza </text:h>
      <text:h text:style-name="Heading_20_1" text:outline-level="1">Chile (Andrew's &amp; Colin's) </text:h>
      <text:h text:style-name="Heading_20_1" text:outline-level="1">Beans and Rice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07T23:09:10.729684000</dc:date>
    <meta:editing-duration>PT1H3M41S</meta:editing-duration>
    <meta:editing-cycles>16</meta:editing-cycles>
    <meta:document-statistic meta:table-count="0" meta:image-count="0" meta:object-count="0" meta:page-count="3" meta:paragraph-count="81" meta:word-count="510" meta:character-count="2593" meta:non-whitespace-character-count="2215"/>
  </office:meta>
</office:document-meta>
</file>